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structuring-250" table:style-name="ta1">
        <table:shapes>
          <draw:frame draw:z-index="0" draw:style-name="gr1" draw:text-style-name="P1" svg:width="8.3409in" svg:height="5.2185in" svg:x="0.4657in" svg:y="0.0417in">
            <draw:object draw:notify-on-update-of-ranges="'destructuring-250'.A1:'destructuring-250'.A1 'destructuring-250'.A2:'destructuring-250'.A103 'destructuring-250'.B1:'destructuring-250'.B1 'destructuring-250'.B2:'destructuring-250'.B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used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date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5.43" calcext:value-type="float">
            <text:p>5.43</text:p>
          </table:table-cell>
          <table:table-cell office:value-type="float" office:value="1648429813073" calcext:value-type="float">
            <text:p>1648429813073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5.43" calcext:value-type="float">
            <text:p>5.43</text:p>
          </table:table-cell>
          <table:table-cell office:value-type="float" office:value="1648429813326" calcext:value-type="float">
            <text:p>1648429813326</text:p>
          </table:table-cell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3383" calcext:value-type="float">
            <text:p>16484298133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3576" calcext:value-type="float">
            <text:p>1648429813576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3642" calcext:value-type="float">
            <text:p>1648429813642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3833" calcext:value-type="float">
            <text:p>164842981383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3893" calcext:value-type="float">
            <text:p>1648429813893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4076" calcext:value-type="float">
            <text:p>1648429814076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4141" calcext:value-type="float">
            <text:p>1648429814141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4326" calcext:value-type="float">
            <text:p>1648429814326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4391" calcext:value-type="float">
            <text:p>1648429814391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4576" calcext:value-type="float">
            <text:p>1648429814576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4642" calcext:value-type="float">
            <text:p>1648429814642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4827" calcext:value-type="float">
            <text:p>1648429814827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4895" calcext:value-type="float">
            <text:p>1648429814895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5078" calcext:value-type="float">
            <text:p>1648429815078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5144" calcext:value-type="float">
            <text:p>1648429815144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5329" calcext:value-type="float">
            <text:p>1648429815329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5395" calcext:value-type="float">
            <text:p>1648429815395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5579" calcext:value-type="float">
            <text:p>1648429815579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5654" calcext:value-type="float">
            <text:p>1648429815654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5829" calcext:value-type="float">
            <text:p>1648429815829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5895" calcext:value-type="float">
            <text:p>1648429815895</text:p>
          </table:table-cell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6079" calcext:value-type="float">
            <text:p>1648429816079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6143" calcext:value-type="float">
            <text:p>1648429816143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6329" calcext:value-type="float">
            <text:p>1648429816329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6396" calcext:value-type="float">
            <text:p>1648429816396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6580" calcext:value-type="float">
            <text:p>1648429816580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6641" calcext:value-type="float">
            <text:p>1648429816641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6830" calcext:value-type="float">
            <text:p>1648429816830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6894" calcext:value-type="float">
            <text:p>1648429816894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7080" calcext:value-type="float">
            <text:p>1648429817080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7147" calcext:value-type="float">
            <text:p>1648429817147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7330" calcext:value-type="float">
            <text:p>164842981733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7398" calcext:value-type="float">
            <text:p>1648429817398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7580" calcext:value-type="float">
            <text:p>1648429817580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7645" calcext:value-type="float">
            <text:p>1648429817645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7830" calcext:value-type="float">
            <text:p>164842981783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7895" calcext:value-type="float">
            <text:p>1648429817895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8080" calcext:value-type="float">
            <text:p>1648429818080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8146" calcext:value-type="float">
            <text:p>1648429818146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8330" calcext:value-type="float">
            <text:p>1648429818330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8406" calcext:value-type="float">
            <text:p>1648429818406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8580" calcext:value-type="float">
            <text:p>1648429818580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8648" calcext:value-type="float">
            <text:p>1648429818648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8830" calcext:value-type="float">
            <text:p>1648429818830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8898" calcext:value-type="float">
            <text:p>1648429818898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9082" calcext:value-type="float">
            <text:p>1648429819082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9147" calcext:value-type="float">
            <text:p>1648429819147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9332" calcext:value-type="float">
            <text:p>1648429819332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9397" calcext:value-type="float">
            <text:p>1648429819397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9583" calcext:value-type="float">
            <text:p>1648429819583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9647" calcext:value-type="float">
            <text:p>1648429819647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9833" calcext:value-type="float">
            <text:p>1648429819833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19901" calcext:value-type="float">
            <text:p>1648429819901</text:p>
          </table:table-cell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0084" calcext:value-type="float">
            <text:p>1648429820084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0149" calcext:value-type="float">
            <text:p>1648429820149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0334" calcext:value-type="float">
            <text:p>1648429820334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0403" calcext:value-type="float">
            <text:p>1648429820403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0584" calcext:value-type="float">
            <text:p>1648429820584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0647" calcext:value-type="float">
            <text:p>1648429820647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0834" calcext:value-type="float">
            <text:p>1648429820834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0900" calcext:value-type="float">
            <text:p>1648429820900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1084" calcext:value-type="float">
            <text:p>1648429821084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1152" calcext:value-type="float">
            <text:p>1648429821152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1334" calcext:value-type="float">
            <text:p>1648429821334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1400" calcext:value-type="float">
            <text:p>1648429821400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1584" calcext:value-type="float">
            <text:p>1648429821584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1650" calcext:value-type="float">
            <text:p>1648429821650</text:p>
          </table:table-cell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1834" calcext:value-type="float">
            <text:p>1648429821834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1901" calcext:value-type="float">
            <text:p>1648429821901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2084" calcext:value-type="float">
            <text:p>1648429822084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2149" calcext:value-type="float">
            <text:p>1648429822149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2335" calcext:value-type="float">
            <text:p>1648429822335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2400" calcext:value-type="float">
            <text:p>1648429822400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2585" calcext:value-type="float">
            <text:p>1648429822585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2649" calcext:value-type="float">
            <text:p>1648429822649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2836" calcext:value-type="float">
            <text:p>1648429822836</text:p>
          </table:table-cell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2901" calcext:value-type="float">
            <text:p>1648429822901</text:p>
          </table:table-cell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3086" calcext:value-type="float">
            <text:p>1648429823086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3154" calcext:value-type="float">
            <text:p>1648429823154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3337" calcext:value-type="float">
            <text:p>1648429823337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3406" calcext:value-type="float">
            <text:p>1648429823406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3588" calcext:value-type="float">
            <text:p>1648429823588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3652" calcext:value-type="float">
            <text:p>1648429823652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3838" calcext:value-type="float">
            <text:p>1648429823838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3903" calcext:value-type="float">
            <text:p>1648429823903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4089" calcext:value-type="float">
            <text:p>1648429824089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4153" calcext:value-type="float">
            <text:p>1648429824153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4339" calcext:value-type="float">
            <text:p>1648429824339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4402" calcext:value-type="float">
            <text:p>1648429824402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4590" calcext:value-type="float">
            <text:p>164842982459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4656" calcext:value-type="float">
            <text:p>1648429824656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4840" calcext:value-type="float">
            <text:p>1648429824840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4908" calcext:value-type="float">
            <text:p>1648429824908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5090" calcext:value-type="float">
            <text:p>164842982509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5158" calcext:value-type="float">
            <text:p>1648429825158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5340" calcext:value-type="float">
            <text:p>1648429825340</text:p>
          </table:table-cell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5403" calcext:value-type="float">
            <text:p>164842982540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5591" calcext:value-type="float">
            <text:p>1648429825591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5655" calcext:value-type="float">
            <text:p>1648429825655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9825656" calcext:value-type="float">
            <text:p>16484298256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7T22:11:35.941594859</dc:date>
    <meta:editing-duration>PT23S</meta:editing-duration>
    <meta:editing-cycles>1</meta:editing-cycles>
    <meta:generator>LibreOffice/6.4.7.2$Linux_X86_64 LibreOffice_project/40$Build-2</meta:generator>
    <meta:document-statistic meta:table-count="1" meta:cell-count="30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87cm" svg:height="13.256cm" xlink:href=".." xlink:type="simple" chart:class="chart:line" chart:style-name="ch1">
        <chart:legend chart:legend-position="end" svg:x="19.076cm" svg:y="6.08cm" style:legend-expansion="high" chart:style-name="ch2"/>
        <chart:plot-area chart:style-name="ch3" table:cell-range-address="'destructuring-250'.A1:'destructuring-250'.B103" chart:data-source-has-labels="row" svg:x="0.423cm" svg:y="0.265cm" svg:width="18.23cm" svg:height="12.726cm">
          <chartooo:coordinate-region svg:x="0.859cm" svg:y="0.386cm" svg:width="17.794cm" svg:height="11.6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estructuring-250'.A2:'destructuring-250'.A103" chart:label-cell-address="'destructuring-250'.A1:'destructuring-250'.A1" chart:class="chart:line">
            <chart:data-point chart:repeated="102"/>
          </chart:series>
          <chart:series chart:style-name="ch7" chart:values-cell-range-address="'destructuring-250'.B2:'destructuring-250'.B103" chart:label-cell-address="'destructuring-250'.B1:'destructuring-250'.B1" chart:class="chart:line">
            <chart:data-point chart:repeated="1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</text:p>
                <draw:g>
                  <svg:desc>'destructuring-250'.A1:'destructuring-250'.A1</svg:desc>
                </draw:g>
              </table:table-cell>
              <table:table-cell office:value-type="string">
                <text:p> total</text:p>
                <draw:g>
                  <svg:desc>'destructuring-250'.B1:'destructuring-250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3">
                <text:p>2.73</text:p>
                <draw:g>
                  <svg:desc>'destructuring-250'.A2:'destructuring-250'.A103</svg:desc>
                </draw:g>
              </table:table-cell>
              <table:table-cell office:value-type="float" office:value="5.43">
                <text:p>5.43</text:p>
                <draw:g>
                  <svg:desc>'destructuring-250'.B2:'destructuring-250'.B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6">
                <text:p>2.76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9">
                <text:p>2.9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5">
                <text:p>3.7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76">
                <text:p>3.7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5">
                <text:p>4.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2">
                <text:p>4.5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6">
                <text:p>3.2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7">
                <text:p>3.2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1">
                <text:p>4.0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2">
                <text:p>4.0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6">
                <text:p>2.7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8">
                <text:p>2.7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2">
                <text:p>3.5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3">
                <text:p>3.5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7">
                <text:p>4.2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28">
                <text:p>4.2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5">
                <text:p>3.0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06">
                <text:p>3.0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8">
                <text:p>3.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82">
                <text:p>3.8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55">
                <text:p>4.5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57">
                <text:p>4.5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34">
                <text:p>3.3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35">
                <text:p>3.3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09">
                <text:p>4.0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1">
                <text:p>4.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4">
                <text:p>2.8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86">
                <text:p>2.8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6">
                <text:p>3.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61">
                <text:p>3.6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35">
                <text:p>4.3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36">
                <text:p>4.3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">
                <text:p>3.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11">
                <text:p>3.1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85">
                <text:p>3.8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7">
                <text:p>3.8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6">
                <text:p>4.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62">
                <text:p>4.6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36">
                <text:p>3.3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37">
                <text:p>3.3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11">
                <text:p>4.1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12">
                <text:p>4.1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86">
                <text:p>2.8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88">
                <text:p>2.8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61">
                <text:p>3.6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63">
                <text:p>3.6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37">
                <text:p>4.3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38">
                <text:p>4.3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12">
                <text:p>3.1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13">
                <text:p>3.1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87">
                <text:p>3.8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88">
                <text:p>3.8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65">
                <text:p>4.6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67">
                <text:p>4.6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41">
                <text:p>3.4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42">
                <text:p>3.4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16">
                <text:p>4.1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17">
                <text:p>4.1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94">
                <text:p>2.9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95">
                <text:p>2.9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69">
                <text:p>3.6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71">
                <text:p>3.7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48">
                <text:p>4.4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49">
                <text:p>4.4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3">
                <text:p>3.2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24">
                <text:p>3.2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98">
                <text:p>3.9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99">
                <text:p>3.9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73">
                <text:p>2.7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75">
                <text:p>2.7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49">
                <text:p>3.4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5">
                <text:p>3.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27">
                <text:p>4.2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28">
                <text:p>4.2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02">
                <text:p>3.0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03">
                <text:p>3.0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77">
                <text:p>3.7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79">
                <text:p>3.7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52">
                <text:p>4.5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54">
                <text:p>4.5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8">
                <text:p>3.2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9">
                <text:p>3.2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03">
                <text:p>4.0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04">
                <text:p>4.0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81">
                <text:p>2.8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83">
                <text:p>2.8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6">
                <text:p>3.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61">
                <text:p>3.6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35">
                <text:p>4.3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36">
                <text:p>4.3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1">
                <text:p>3.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11">
                <text:p>3.1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85">
                <text:p>3.8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87">
                <text:p>3.8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">
                <text:p>4.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62">
                <text:p>4.6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39">
                <text:p>3.3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4">
                <text:p>3.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17">
                <text:p>4.1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17">
                <text:p>4.17</text:p>
              </table:table-cell>
              <table:table-cell office:value-type="float" office:value="7.98">
                <text:p>7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